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E7A4BEA922.png" manifest:media-type="image/png"/>
  <manifest:file-entry manifest:full-path="Pictures/10000000000000E7000000E796224BE8.png" manifest:media-type="image/png"/>
  <manifest:file-entry manifest:full-path="Pictures/100000000000009E000000E7FA651BCE.png" manifest:media-type="image/png"/>
  <manifest:file-entry manifest:full-path="Pictures/100000000000009E000000E764563D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1cm" draw:marker-start-width="0.203cm" draw:marker-end-width="0.203cm" draw:fill="none" draw:textarea-vertical-align="middle" fo:padding-top="0.1cm" fo:padding-bottom="0.1cm" fo:padding-left="0.225cm" fo:padding-right="0.2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108cm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9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12.848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1" style:family="graphic" style:parent-style-name="standard">
      <style:graphic-properties svg:stroke-width="0.053cm" svg:stroke-color="#111111" draw:marker-start-width="0.279cm" draw:marker-end-width="0.279cm" draw:opacity="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2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9cm"/>
    </style:style>
    <style:style style:name="gr17" style:family="graphic" style:parent-style-name="objectwithoutfill">
      <style:graphic-properties svg:stroke-width="0.254cm" svg:stroke-color="#ff3333" draw:marker-start-width="0.965cm" draw:marker-end-width="0.965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8" style:family="graphic" style:parent-style-name="standard">
      <style:graphic-properties svg:stroke-width="0.051cm" svg:stroke-color="#000000" draw:marker-start-width="0.357cm" draw:marker-end-width="0.357cm" draw:fill="solid" draw:fill-color="#ffffff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9" style:family="graphic" style:parent-style-name="standard">
      <style:graphic-properties svg:stroke-width="0.051cm" svg:stroke-color="#000000" draw:marker-start-width="0.203cm" draw:marker-end-width="0.203cm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0" style:family="graphic" style:parent-style-name="standard">
      <style:graphic-properties svg:stroke-width="0.051cm" svg:stroke-color="#000000" draw:marker-start-width="0.203cm" draw:marker-end-width="0.203cm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dash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5cm" fo:min-width="0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511cm" svg:y1="7.179cm" svg:x2="29.852cm" svg:y2="7.179cm">
          <text:p/>
        </draw:line>
        <draw:line draw:style-name="gr1" draw:text-style-name="P1" draw:layer="layout" svg:x1="0.509cm" svg:y1="25.179cm" svg:x2="29.85cm" svg:y2="25.179cm">
          <text:p/>
        </draw:line>
        <draw:line draw:style-name="gr2" draw:text-style-name="P1" draw:layer="layout" svg:x1="17.32cm" svg:y1="17.41cm" svg:x2="11.537cm" svg:y2="17.429cm">
          <text:p/>
        </draw:line>
        <draw:line draw:style-name="gr3" draw:text-style-name="P1" draw:layer="layout" svg:x1="2.979cm" svg:y1="15.189cm" svg:x2="2.951cm" svg:y2="18.177cm">
          <text:p/>
        </draw:line>
        <draw:frame draw:style-name="gr4" draw:text-style-name="P2" draw:layer="layout" svg:width="4.608cm" svg:height="1.361cm" svg:x="9.382cm" svg:y="0.027cm">
          <draw:text-box>
            <text:p text:style-name="P1"><text:span text:style-name="T1">Raw Gene </text:span></text:p>
            <text:p text:style-name="P1"><text:span text:style-name="T1">Expression Data</text:span></text:p>
          </draw:text-box>
        </draw:frame>
        <draw:line draw:style-name="gr5" draw:text-style-name="P1" draw:layer="layout" svg:x1="7.24cm" svg:y1="12.246cm" svg:x2="8.951cm" svg:y2="12.245cm">
          <text:p/>
        </draw:line>
        <draw:frame draw:style-name="gr6" draw:text-style-name="P2" draw:layer="layout" svg:width="5.539cm" svg:height="1.361cm" svg:x="0.478cm" svg:y="8.46cm">
          <draw:text-box>
            <text:p text:style-name="P1"><text:span text:style-name="T1">Overall </text:span></text:p>
            <text:p text:style-name="P1"><text:span text:style-name="T1">Variance-covariance</text:span></text:p>
          </draw:text-box>
        </draw:frame>
        <draw:frame draw:style-name="gr7" draw:text-style-name="P2" draw:layer="layout" svg:width="4.424cm" svg:height="1.361cm" svg:x="9.488cm" svg:y="8.494cm">
          <draw:text-box>
            <text:p text:style-name="P1"><text:span text:style-name="T1">Batch corrected</text:span></text:p>
            <text:p text:style-name="P1"><text:span text:style-name="T1">Expression</text:span></text:p>
          </draw:text-box>
        </draw:frame>
        <draw:frame draw:style-name="gr8" draw:text-style-name="P3" draw:layer="layout" svg:width="13.348cm" svg:height="0.851cm" svg:x="1.362cm" svg:y="18.5cm">
          <draw:text-box>
            <text:p><text:span text:style-name="T1">Overall Eigendecomposition</text:span></text:p>
          </draw:text-box>
        </draw:frame>
        <draw:custom-shape draw:style-name="gr9" draw:text-style-name="P1" draw:layer="layout" svg:width="3.182cm" svg:height="3.123cm" svg:x="0.786cm" svg:y="20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0.775cm" svg:y1="20.339cm" svg:x2="3.932cm" svg:y2="23.441cm">
          <text:p/>
        </draw:line>
        <draw:custom-shape draw:style-name="gr11" draw:text-style-name="P1" draw:layer="layout" svg:width="8.52cm" svg:height="4.309cm" svg:x="0.216cm" svg:y="19.484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176cm" svg:height="4.643cm" svg:x="9.93cm" svg:y="1.367cm">
          <draw:image xlink:href="Pictures/100000000000009E000000E764563D1F.png" xlink:type="simple" xlink:show="embed" xlink:actuate="onLoad">
            <text:p/>
          </draw:image>
        </draw:frame>
        <draw:frame draw:style-name="gr12" draw:text-style-name="P1" draw:layer="layout" svg:width="3.176cm" svg:height="4.644cm" svg:x="9.918cm" svg:y="9.943cm">
          <draw:image xlink:href="Pictures/100000000000009E000000E7FA651BCE.png" xlink:type="simple" xlink:show="embed" xlink:actuate="onLoad">
            <text:p/>
          </draw:image>
        </draw:frame>
        <draw:frame draw:style-name="gr12" draw:text-style-name="P1" draw:layer="layout" svg:width="4.644cm" svg:height="4.644cm" svg:x="0.654cm" svg:y="9.903cm">
          <draw:image xlink:href="Pictures/10000000000000E7000000E796224BE8.png" xlink:type="simple" xlink:show="embed" xlink:actuate="onLoad">
            <text:p/>
          </draw:image>
        </draw:frame>
        <draw:custom-shape draw:style-name="gr13" draw:text-style-name="P4" draw:layer="layout" svg:width="3.834cm" svg:height="0.993cm" svg:x="5.532cm" svg:y="10.235cm">
          <text:p text:style-name="P4"><text:span text:style-name="T2">Covari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7.912cm" svg:height="0.806cm" svg:x="13.224cm" svg:y="18.635cm">
          <draw:text-box>
            <text:p><text:span text:style-name="T1">Covariate-dependent estimates</text:span></text:p>
          </draw:text-box>
        </draw:frame>
        <draw:frame draw:style-name="gr15" draw:text-style-name="P5" draw:layer="layout" svg:width="0.85cm" svg:height="0.962cm" svg:x="1.73cm" svg:y="19.46cm">
          <draw:text-box>
            <text:p><text:span text:style-name="T3">D</text:span></text:p>
          </draw:text-box>
        </draw:frame>
        <draw:frame draw:style-name="gr16" draw:text-style-name="P5" draw:layer="layout" svg:width="0.882cm" svg:height="0.962cm" svg:x="6.226cm" svg:y="19.438cm">
          <draw:text-box>
            <text:p><text:span text:style-name="T3">Q</text:span></text:p>
          </draw:text-box>
        </draw:frame>
        <draw:custom-shape draw:style-name="gr9" draw:text-style-name="P1" draw:layer="layout" svg:width="3.182cm" svg:height="3.123cm" svg:x="13.122cm" svg:y="20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3.11cm" svg:y1="20.395cm" svg:x2="16.267cm" svg:y2="23.497cm">
          <text:p/>
        </draw:line>
        <draw:custom-shape draw:style-name="gr11" draw:text-style-name="P1" draw:layer="layout" svg:width="8.52cm" svg:height="4.309cm" svg:x="12.552cm" svg:y="19.54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264cm" svg:height="0.962cm" svg:x="14.164cm" svg:y="19.516cm">
          <draw:text-box>
            <text:p><text:span text:style-name="T3">D*</text:span></text:p>
          </draw:text-box>
        </draw:frame>
        <draw:frame draw:style-name="gr16" draw:text-style-name="P5" draw:layer="layout" svg:width="0.882cm" svg:height="0.962cm" svg:x="18.262cm" svg:y="19.494cm">
          <draw:text-box>
            <text:p><text:span text:style-name="T3">Q</text:span></text:p>
          </draw:text-box>
        </draw:frame>
        <draw:line draw:style-name="gr2" draw:text-style-name="P1" draw:layer="layout" svg:x1="8.028cm" svg:y1="11.272cm" svg:x2="8.028cm" svg:y2="12.252cm">
          <text:p/>
        </draw:line>
        <draw:custom-shape draw:style-name="gr18" draw:text-style-name="P6" draw:layer="layout" svg:width="4.652cm" svg:height="2.248cm" svg:x="12.31cm" svg:y="16.303cm">
          <text:p text:style-name="P6"><text:span text:style-name="T4">Batch and</text:span></text:p>
          <text:p text:style-name="P6"><text:span text:style-name="T4">Covariate data</text:span></text:p>
          <text:p text:style-name="P6"><text:span text:style-name="T4">M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514cm" svg:y1="21.653cm" svg:x2="11.513cm" svg:y2="14.793cm">
          <text:p/>
        </draw:line>
        <draw:g>
          <draw:custom-shape draw:style-name="gr19" draw:text-style-name="P1" draw:layer="layout" svg:width="0.29cm" svg:height="3.122cm" svg:x="5.41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5.12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4.824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4.824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7cm" svg:height="2.017cm" svg:x="5.121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0.672cm" svg:x="5.428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6cm" svg:height="1.174cm" svg:x="5.428cm" svg:y="2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5.12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4.824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4.824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2.017cm" svg:x="5.131cm" svg:y="2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6.29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5.998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5.703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5.703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5.998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43cm" svg:x="6.306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7cm" svg:height="0.67cm" svg:x="6.306cm" svg:y="22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5.998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5.703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863cm" svg:x="6.008cm" svg:y="21.5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3.122cm" svg:x="7.174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6.88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6.586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639cm" svg:x="6.586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6.883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0.82cm" svg:x="7.191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42cm" svg:x="7.191cm" svg:y="21.6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6.881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5cm" svg:height="2.627cm" svg:x="6.893cm" svg:y="20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8.044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7.75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7.456cm" svg:y="2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7.753cm" svg:y="2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1.188cm" svg:x="8.061cm" svg:y="20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74cm" svg:x="8.061cm" svg:y="2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7.753cm" svg:y="20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3.119cm" svg:x="7.456cm" svg:y="20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1.622cm" svg:x="7.456cm" svg:y="2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2.017cm" svg:x="7.763cm" svg:y="2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" draw:layer="layout" svg:width="0.29cm" svg:height="3.122cm" svg:x="17.58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7.29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16.994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16.994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7cm" svg:height="2.017cm" svg:x="17.291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0.672cm" svg:x="17.598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6cm" svg:height="1.174cm" svg:x="17.598cm" svg:y="2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7.29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1.974cm" svg:x="16.994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9cm" svg:height="2.017cm" svg:x="16.994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2.017cm" svg:x="17.301cm" svg:y="21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18.46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18.168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7.873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7.873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8.168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43cm" svg:x="18.476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7cm" svg:height="0.67cm" svg:x="18.476cm" svg:y="22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6cm" svg:height="3.122cm" svg:x="18.168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7.873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1.863cm" svg:x="18.178cm" svg:y="21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9cm" svg:height="3.122cm" svg:x="19.344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19.05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8.756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639cm" svg:x="18.756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9.053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0.82cm" svg:x="19.361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42cm" svg:x="19.361cm" svg:y="21.7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7cm" svg:height="3.122cm" svg:x="19.051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5cm" svg:height="2.627cm" svg:x="19.063cm" svg:y="20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9cm" svg:height="3.122cm" svg:x="20.214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9.92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974cm" svg:x="19.626cm" svg:y="21.5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2.017cm" svg:x="19.923cm" svg:y="21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7cm" svg:height="1.188cm" svg:x="20.231cm" svg:y="20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65cm" svg:height="1.174cm" svg:x="20.231cm" svg:y="2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5cm" svg:height="3.122cm" svg:x="19.923cm" svg:y="20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3.119cm" svg:x="19.626cm" svg:y="20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88cm" svg:height="1.622cm" svg:x="19.626cm" svg:y="20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78cm" svg:height="2.017cm" svg:x="19.933cm" svg:y="21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2" draw:layer="layout" svg:width="5.539cm" svg:height="1.361cm" svg:x="11.562cm" svg:y="27.077cm">
          <draw:text-box>
            <text:p text:style-name="P1"><text:span text:style-name="T1">Batch-corrected </text:span></text:p>
            <text:p text:style-name="P1"><text:span text:style-name="T1">Variance-covariance</text:span></text:p>
          </draw:text-box>
        </draw:frame>
        <draw:frame draw:style-name="gr12" draw:text-style-name="P1" draw:layer="layout" svg:width="4.644cm" svg:height="4.644cm" svg:x="9.04cm" svg:y="28.82cm">
          <draw:image xlink:href="Pictures/10000000000000E7000000E7A4BEA922.png" xlink:type="simple" xlink:show="embed" xlink:actuate="onLoad">
            <text:p/>
          </draw:image>
        </draw:frame>
        <draw:frame draw:style-name="gr12" draw:text-style-name="P1" draw:layer="layout" svg:width="4.644cm" svg:height="4.644cm" svg:x="15.043cm" svg:y="28.827cm">
          <draw:image xlink:href="Pictures/10000000000000E7000000E7A4BEA922.png" xlink:type="simple" xlink:show="embed" xlink:actuate="onLoad">
            <text:p/>
          </draw:image>
        </draw:frame>
        <draw:line draw:style-name="gr21" draw:text-style-name="P1" draw:layer="layout" svg:x1="4.368cm" svg:y1="23.795cm" svg:x2="4.368cm" svg:y2="19.472cm">
          <text:p/>
        </draw:line>
        <draw:line draw:style-name="gr2" draw:text-style-name="P1" draw:layer="layout" svg:x1="11.495cm" svg:y1="21.637cm" svg:x2="8.839cm" svg:y2="21.637cm">
          <text:p/>
        </draw:line>
        <draw:line draw:style-name="gr22" draw:text-style-name="P1" draw:layer="layout" svg:x1="17.32cm" svg:y1="17.41cm" svg:x2="17.32cm" svg:y2="18.719cm">
          <text:p/>
        </draw:line>
        <draw:line draw:style-name="gr2" draw:text-style-name="P1" draw:layer="layout" svg:x1="16.773cm" svg:y1="24.117cm" svg:x2="16.798cm" svg:y2="25.819cm">
          <text:p/>
        </draw:line>
        <draw:line draw:style-name="gr2" draw:text-style-name="P1" draw:layer="layout" svg:x1="10.931cm" svg:y1="25.806cm" svg:x2="17.534cm" svg:y2="25.809cm">
          <text:p/>
        </draw:line>
        <draw:line draw:style-name="gr22" draw:text-style-name="P1" draw:layer="layout" svg:x1="17.517cm" svg:y1="25.85cm" svg:x2="17.517cm" svg:y2="28.135cm">
          <text:p/>
        </draw:line>
        <draw:line draw:style-name="gr22" draw:text-style-name="P1" draw:layer="layout" svg:x1="10.917cm" svg:y1="25.825cm" svg:x2="10.917cm" svg:y2="28.11cm">
          <text:p/>
        </draw:line>
        <draw:custom-shape draw:style-name="gr18" draw:text-style-name="P6" draw:layer="layout" svg:width="4.033cm" svg:height="0.831cm" svg:x="14.712cm" svg:y="24.659cm">
          <text:p text:style-name="P6"><text:span text:style-name="T4">Fitted value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379cm" svg:y1="6.412cm" svg:x2="11.379cm" svg:y2="8.562cm">
          <text:p/>
        </draw:line>
        <draw:custom-shape draw:style-name="gr18" draw:text-style-name="P6" draw:layer="layout" svg:width="5.304cm" svg:height="0.831cm" svg:x="9.101cm" svg:y="6.82cm">
          <text:p text:style-name="P6"><text:span text:style-name="T4">Batch Information</text:span>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848cm" svg:height="3.409cm" svg:x="19.311cm" svg:y="1.6cm">
          <draw:text-box>
            <text:p text:style-name="P7"><text:span text:style-name="T5">Raw Gene </text:span></text:p>
            <text:p text:style-name="P7"><text:span text:style-name="T5">Expression Data</text:span></text:p>
          </draw:text-box>
        </draw:frame>
        <draw:frame draw:style-name="gr24" draw:text-style-name="P7" draw:layer="layout" svg:width="11.005cm" svg:height="3.785cm" svg:x="18.718cm" svg:y="9.739cm">
          <draw:text-box>
            <text:p text:style-name="P7"><text:span text:style-name="T5">Standard </text:span></text:p>
            <text:p text:style-name="P7"><text:span text:style-name="T5">Batch Correction</text:span></text:p>
          </draw:text-box>
        </draw:frame>
        <draw:frame draw:style-name="gr23" draw:text-style-name="P7" draw:layer="layout" svg:width="3.63cm" svg:height="1.83cm" svg:x="25.255cm" svg:y="19.968cm">
          <draw:text-box>
            <text:p text:style-name="P7"><text:span text:style-name="T5">CMA</text:span></text:p>
          </draw:text-box>
        </draw:frame>
        <draw:frame draw:style-name="gr23" draw:text-style-name="P7" draw:layer="layout" svg:width="9.354cm" svg:height="3.409cm" svg:x="21.242cm" svg:y="27.733cm">
          <draw:text-box>
            <text:p text:style-name="P7"><text:span text:style-name="T5">Corrected Co-</text:span></text:p>
            <text:p text:style-name="P7"><text:span text:style-name="T5">expression</text:span></text:p>
          </draw:text-box>
        </draw:frame>
        <draw:line draw:style-name="gr1" draw:text-style-name="P1" draw:layer="layout" svg:x1="0.51cm" svg:y1="16.079cm" svg:x2="29.851cm" svg:y2="16.079cm">
          <text:p/>
        </draw:line>
        <draw:custom-shape draw:style-name="gr18" draw:text-style-name="P4" draw:layer="layout" svg:width="6.777cm" svg:height="1.246cm" svg:x="0.807cm" svg:y="15.57cm">
          <text:p text:style-name="P4"><text:span text:style-name="T2">Eigendecomposi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33.65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382cm" svg:height="7.047cm" svg:x="2.456cm" svg:y="2.397cm"/>
      <draw:page-thumbnail draw:layer="backgroundobjects" svg:width="6.382cm" svg:height="7.047cm" svg:x="2.456cm" svg:y="10.445cm"/>
      <draw:page-thumbnail draw:layer="backgroundobjects" svg:width="6.382cm" svg:height="7.047cm" svg:x="2.456cm" svg:y="18.493cm"/>
      <draw:page-thumbnail draw:layer="backgroundobjects" svg:width="6.382cm" svg:height="7.047cm" svg:x="12.751cm" svg:y="2.397cm"/>
      <draw:page-thumbnail draw:layer="backgroundobjects" svg:width="6.382cm" svg:height="7.047cm" svg:x="12.751cm" svg:y="10.445cm"/>
      <draw:page-thumbnail draw:layer="backgroundobjects" svg:width="6.382cm" svg:height="7.047cm" svg:x="12.751cm" svg:y="18.493cm"/>
    </style:handout-master>
    <style:master-page style:name="Default" style:page-layout-name="PM1" draw:style-name="Mdp1">
      <draw:frame presentation:style-name="Default-title" draw:layer="backgroundobjects" svg:width="25.2cm" svg:height="3.506cm" svg:x="1.4cm" svg:y="0.836cm" presentation:class="title" presentation:placeholder="true">
        <draw:text-box/>
      </draw:frame>
      <draw:frame presentation:style-name="Default-outline1" draw:layer="backgroundobjects" svg:width="25.2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4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6cm" svg:height="1.448cm" svg:x="9.573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48cm" svg:x="20.073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1:27:52.012539260</meta:creation-date>
    <dc:date>2017-04-27T18:59:10.196864501</dc:date>
    <meta:editing-duration>PT2H47M55S</meta:editing-duration>
    <meta:editing-cycles>27</meta:editing-cycles>
    <meta:generator>LibreOffice/4.2.8.2$Linux_X86_64 LibreOffice_project/420m0$Build-2</meta:generator>
    <meta:document-statistic meta:object-count="151"/>
  </office:meta>
</office:document-meta>
</file>